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Lo que pides ahora es <text:span text:style-name="Strong_20_Emphasis">una herramienta de trabajo</text:span>, no una idea creativa aislada.<text:line-break/>Así que voy a darte una <text:span text:style-name="Strong_20_Emphasis">plantilla reutilizable</text:span>, clara, estable y suficientemente flexible para que puedas desarrollar <text:span text:style-name="Emphasis">todos</text:span> los capítulos sin que el libro se descontrole.</text:p>
      <text:p text:style-name="Text_20_body">Piensa en esto como el <text:span text:style-name="Strong_20_Emphasis">molde oscuro</text:span> del viaje de Elara.</text:p>
      <text:p text:style-name="Horizontal_20_Line"/>
      <text:h text:style-name="Heading_20_1" text:outline-level="1">PLANTILLA DE CAPÍTULO</text:h>
      <text:h text:style-name="Heading_20_3" text:outline-level="3"><text:span text:style-name="Emphasis">La manifestación del mal</text:span></text:h>
      <text:p text:style-name="Text_20_body">(Esta plantilla no es narrativa. Es estructural.)</text:p>
      <text:p text:style-name="Horizontal_20_Line"/>
      <text:h text:style-name="Heading_20_2" text:outline-level="2">1. Contexto inicial</text:h>
      <text:p text:style-name="Text_20_body"><text:span text:style-name="Strong_20_Emphasis">Nombre del pueblo / región:</text:span><text:line-break/><text:span text:style-name="Strong_20_Emphasis">Estado del lugar:</text:span></text:p>
      <text:list xml:id="list2737432141" text:style-name="L1">
        <text:list-item>
          <text:p text:style-name="P1">(miedo, silencio, fe ciega, decadencia, orden opresivo, miseria, prosperidad artificial, etc.)</text:p>
        </text:list-item>
      </text:list>
      <text:p text:style-name="Text_20_body"><text:span text:style-name="Strong_20_Emphasis">Ruinas arqueológicas cercanas:</text:span></text:p>
      <text:list xml:id="list1803583" text:style-name="L2">
        <text:list-item>
          <text:p text:style-name="P2">Tipo de ruinas</text:p>
        </text:list-item>
        <text:list-item>
          <text:p text:style-name="P2">Antigüedad</text:p>
        </text:list-item>
        <text:list-item>
          <text:p text:style-name="P2">Relación con el conocimiento místico de la existencia</text:p>
        </text:list-item>
      </text:list>
      <text:p text:style-name="Text_20_body"><text:span text:style-name="Strong_20_Emphasis">Objetivo inicial de Elara:</text:span></text:p>
      <text:list xml:id="list1620126613" text:style-name="L3">
        <text:list-item>
          <text:p text:style-name="P3">Explorar las ruinas</text:p>
        </text:list-item>
        <text:list-item>
          <text:p text:style-name="P3">Obtener conocimiento sobre la existencia</text:p>
        </text:list-item>
        <text:list-item>
          <text:p text:style-name="P3">Reunir recursos / información para continuar el viaje</text:p>
        </text:list-item>
      </text:list>
      <text:p text:style-name="Horizontal_20_Line"/>
      <text:h text:style-name="Heading_20_2" text:outline-level="2">2. El enemigo del capítulo</text:h>
      <text:p text:style-name="Text_20_body"><text:span text:style-name="Strong_20_Emphasis">Nombre:</text:span><text:line-break/><text:span text:style-name="Strong_20_Emphasis">Rol público en la comunidad:</text:span><text:line-break/><text:span text:style-name="Strong_20_Emphasis">Rol oculto / vínculo con Morgerathus:</text:span><text:line-break/><text:span text:style-name="Strong_20_Emphasis">Forma específica del mal que encarna:</text:span></text:p>
      <text:list xml:id="list1909557852" text:style-name="L4">
        <text:list-item>
          <text:p text:style-name="P4">(burocrático, religioso, militar, intelectual, económico, emocional, etc.)</text:p>
        </text:list-item>
      </text:list>
      <text:p text:style-name="Text_20_body"><text:soft-page-break/><text:span text:style-name="Strong_20_Emphasis">Rasgos dominantes:</text:span></text:p>
      <text:list xml:id="list1655810295" text:style-name="L5">
        <text:list-item>
          <text:p text:style-name="P5">(frialdad, paternalismo, fanatismo, pragmatismo, cinismo, etc.)</text:p>
        </text:list-item>
      </text:list>
      <text:p text:style-name="Text_20_body"><text:span text:style-name="Strong_20_Emphasis">Convicción central del enemigo:</text:span></text:p>
      <text:p text:style-name="Quotations"><text:span text:style-name="Emphasis">(La idea que utiliza para justificarse)</text:span></text:p>
      <text:p text:style-name="Horizontal_20_Line"/>
      <text:h text:style-name="Heading_20_2" text:outline-level="2">3. Acciones que generan odio en el lector</text:h>
      <text:p text:style-name="Text_20_body"><text:span text:style-name="Emphasis">(No más de 3–5, claras y concretas)</text:span></text:p>
      <text:list xml:id="list1940900582" text:style-name="L6">
        <text:list-item>
          <text:p text:style-name="P6"/>
        </text:list-item>
      </text:list>
      <text:p text:style-name="Text_20_body"><text:span text:style-name="Strong_20_Emphasis">Tipo de emoción buscada:</text:span></text:p>
      <text:list xml:id="list815716114" text:style-name="L7">
        <text:list-item>
          <text:p text:style-name="P7">indignación / impotencia / rabia / traición / desesperanza</text:p>
        </text:list-item>
      </text:list>
      <text:p text:style-name="Horizontal_20_Line"/>
      <text:h text:style-name="Heading_20_2" text:outline-level="2">4. Obstáculos a la investigación de Elara</text:h>
      <text:p text:style-name="Text_20_body"><text:span text:style-name="Strong_20_Emphasis">Cómo interfiere el enemigo:</text:span></text:p>
      <text:list xml:id="list1884583346" text:style-name="L8">
        <text:list-item>
          <text:p text:style-name="P8">Acceso restringido a ruinas</text:p>
        </text:list-item>
        <text:list-item>
          <text:p text:style-name="P8">Manipulación de aliados</text:p>
        </text:list-item>
        <text:list-item>
          <text:p text:style-name="P8">Información falsa</text:p>
        </text:list-item>
        <text:list-item>
          <text:p text:style-name="P8">Amenaza legal / religiosa / social</text:p>
        </text:list-item>
        <text:list-item>
          <text:p text:style-name="P8">Vigilancia o persecución indirecta</text:p>
        </text:list-item>
      </text:list>
      <text:p text:style-name="Text_20_body"><text:span text:style-name="Strong_20_Emphasis">Efecto narrativo:</text:span></text:p>
      <text:list xml:id="list518538863" text:style-name="L9">
        <text:list-item>
          <text:p text:style-name="P9">Elara pierde tiempo / recursos / apoyo / ventaja</text:p>
        </text:list-item>
      </text:list>
      <text:p text:style-name="Horizontal_20_Line"/>
      <text:h text:style-name="Heading_20_2" text:outline-level="2">5. El sabio local (o mediador del conocimiento)</text:h>
      <text:p text:style-name="Text_20_body"><text:span text:style-name="Strong_20_Emphasis">Nombre:</text:span><text:line-break/><text:span text:style-name="Strong_20_Emphasis">Relación con las ruinas:</text:span><text:line-break/><text:span text:style-name="Strong_20_Emphasis">Condición personal:</text:span></text:p>
      <text:list xml:id="list509971053" text:style-name="L10">
        <text:list-item>
          <text:p text:style-name="P10">(enfermo, aislado, vigilado, culpable, temeroso, condenado)</text:p>
        </text:list-item>
      </text:list>
      <text:p text:style-name="Text_20_body"><text:span text:style-name="Strong_20_Emphasis">Riesgo que asume al ayudar a Elara:</text:span></text:p>
      <text:list xml:id="list3506626086" text:style-name="L11">
        <text:list-item>
          <text:p text:style-name="P11">(pérdida de estatus, prisión, muerte, exilio)</text:p>
        </text:list-item>
      </text:list>
      <text:p text:style-name="Horizontal_20_Line"/>
      <text:h text:style-name="Heading_20_2" text:outline-level="2"><text:soft-page-break/>6. El objeto maldito</text:h>
      <text:p text:style-name="Text_20_body"><text:span text:style-name="Strong_20_Emphasis">Nombre del objeto:</text:span><text:line-break/><text:span text:style-name="Strong_20_Emphasis">Forma física:</text:span><text:line-break/><text:span text:style-name="Strong_20_Emphasis">Deseo que concede:</text:span></text:p>
      <text:p text:style-name="Text_20_body"><text:span text:style-name="Strong_20_Emphasis">Regla del objeto (muy clara):</text:span></text:p>
      <text:p text:style-name="Quotations"><text:span text:style-name="Emphasis">(Qué hace exactamente)</text:span></text:p>
      <text:p text:style-name="Text_20_body"><text:span text:style-name="Strong_20_Emphasis">Coste maligno:</text:span></text:p>
      <text:list xml:id="list1816158673" text:style-name="L12">
        <text:list-item>
          <text:p text:style-name="P12">(daño a inocentes, corrupción moral, fortalecimiento del mal, pérdida personal, desastre social)</text:p>
        </text:list-item>
      </text:list>
      <text:p text:style-name="Text_20_body"><text:span text:style-name="Strong_20_Emphasis">Naturaleza del demonio interior:</text:span></text:p>
      <text:list xml:id="list1871394121" text:style-name="L13">
        <text:list-item>
          <text:p text:style-name="P13">(castigador, juez, espejo, parásito, amplificador del deseo)</text:p>
        </text:list-item>
      </text:list>
      <text:p text:style-name="Horizontal_20_Line"/>
      <text:h text:style-name="Heading_20_2" text:outline-level="2">7. El dilema</text:h>
      <text:h text:style-name="Heading_20_2" text:outline-level="2"><text:span text:style-name="Strong_20_Emphasis">Situación crítica que no puede resolverse por medios heroicos clásicos:</text:span></text:h>
      <text:p text:style-name="Text_20_body"><text:span text:style-name="Strong_20_Emphasis">Qué perderá Elara si no actúa:</text:span></text:p>
      <text:list xml:id="list295488614" text:style-name="L14">
        <text:list-item>
          <text:p text:style-name="P14">(conocimiento, sabio, alianza, avance, sentido del viaje)</text:p>
        </text:list-item>
      </text:list>
      <text:p text:style-name="Text_20_body"><text:span text:style-name="Strong_20_Emphasis">Tentación explícita del objeto:</text:span></text:p>
      <text:p text:style-name="Quotations"><text:span text:style-name="Emphasis">(Qué promete resolver)</text:span></text:p>
      <text:p text:style-name="Horizontal_20_Line"/>
      <text:h text:style-name="Heading_20_2" text:outline-level="2">8. Uso del objeto maldito</text:h>
      <text:p text:style-name="Text_20_body"><text:span text:style-name="Strong_20_Emphasis">Decisión de Elara:</text:span></text:p>
      <text:list xml:id="list2063081215" text:style-name="L15">
        <text:list-item>
          <text:p text:style-name="P15">(voluntaria / forzada / incompleta)</text:p>
        </text:list-item>
      </text:list>
      <text:p text:style-name="Text_20_body"><text:span text:style-name="Strong_20_Emphasis">Resultado inmediato:</text:span></text:p>
      <text:list xml:id="list3860176099" text:style-name="L16">
        <text:list-item>
          <text:p text:style-name="P16">(éxito parcial o total del objetivo)</text:p>
        </text:list-item>
      </text:list>
      <text:p text:style-name="Text_20_body"><text:span text:style-name="Strong_20_Emphasis">Consecuencia negativa inevitable:</text:span></text:p>
      <text:list xml:id="list3934290219" text:style-name="L17">
        <text:list-item>
          <text:p text:style-name="P17">(especificar víctima o daño)</text:p>
        </text:list-item>
      </text:list>
      <text:p text:style-name="Horizontal_20_Line"/>
      <text:h text:style-name="Heading_20_2" text:outline-level="2"><text:soft-page-break/>9. Resolución del conflicto</text:h>
      <text:p text:style-name="Text_20_body"><text:span text:style-name="Strong_20_Emphasis">Cómo Elara sobrevive a la situación:</text:span></text:p>
      <text:list xml:id="list3569369305" text:style-name="L18">
        <text:list-item>
          <text:p text:style-name="P18">inteligencia / habilidad física / sacrificio / renuncia</text:p>
        </text:list-item>
      </text:list>
      <text:p text:style-name="Text_20_body"><text:span text:style-name="Strong_20_Emphasis">Estado final del enemigo:</text:span></text:p>
      <text:list xml:id="list316616419" text:style-name="L19">
        <text:list-item>
          <text:p text:style-name="P19">(intacto / debilitado / desacreditado / ascendido)</text:p>
        </text:list-item>
      </text:list>
      <text:p text:style-name="Text_20_body"><text:span text:style-name="Strong_20_Emphasis">Qué gana Elara:</text:span></text:p>
      <text:list xml:id="list1534770655" text:style-name="L20">
        <text:list-item>
          <text:p text:style-name="P20">conocimiento místico</text:p>
        </text:list-item>
        <text:list-item>
          <text:p text:style-name="P20">fragmento del mapa</text:p>
        </text:list-item>
        <text:list-item>
          <text:p text:style-name="P20">recurso o información</text:p>
        </text:list-item>
      </text:list>
      <text:p text:style-name="Text_20_body"><text:span text:style-name="Strong_20_Emphasis">Qué pierde Elara:</text:span></text:p>
      <text:list xml:id="list1273290161" text:style-name="L21">
        <text:list-item>
          <text:p text:style-name="P21">(inocencia, aliado, confianza, tiempo, fe)</text:p>
        </text:list-item>
      </text:list>
      <text:p text:style-name="Horizontal_20_Line"/>
      <text:h text:style-name="Heading_20_2" text:outline-level="2">10. Cierre oscuro e intrigante</text:h>
      <text:p text:style-name="Text_20_body"><text:span text:style-name="Strong_20_Emphasis">Imagen final del capítulo:</text:span></text:p>
      <text:list xml:id="list1588094778" text:style-name="L22">
        <text:list-item>
          <text:p text:style-name="P22">(simbólica, silenciosa, inquietante)</text:p>
        </text:list-item>
      </text:list>
      <text:p text:style-name="Text_20_body"><text:span text:style-name="Strong_20_Emphasis">Pregunta que queda abierta al lector:</text:span></text:p>
      <text:list xml:id="list3060088053" text:style-name="L23">
        <text:list-item>
          <text:p text:style-name="P23">(moral, existencial, metafísica)</text:p>
        </text:list-item>
      </text:list>
      <text:p text:style-name="Text_20_body"><text:span text:style-name="Strong_20_Emphasis">Semilla para el siguiente capítulo:</text:span></text:p>
      <text:list xml:id="list1076809281" text:style-name="L24">
        <text:list-item>
          <text:p text:style-name="P24">pista</text:p>
        </text:list-item>
        <text:list-item>
          <text:p text:style-name="P24">consecuencia</text:p>
        </text:list-item>
        <text:list-item>
          <text:p text:style-name="P24">amenaza futura</text:p>
        </text:list-item>
      </text:list>
      <text:p text:style-name="Horizontal_20_Line"/>
      <text:h text:style-name="Heading_20_2" text:outline-level="2">11. Función del capítulo en el arco total</text:h>
      <text:list xml:id="list3585486654" text:style-name="L25">
        <text:list-item>
          <text:p text:style-name="P25">Cómo refuerza el poder del mal</text:p>
        </text:list-item>
        <text:list-item>
          <text:p text:style-name="P25">Cómo endurece a Elara</text:p>
        </text:list-item>
        <text:list-item>
          <text:p text:style-name="P25">Qué revela sobre la existencia</text:p>
        </text:list-item>
        <text:list-item>
          <text:p text:style-name="P25">Qué acerca (o aleja) el Codex</text:p>
        </text:list-item>
      </text:list>
      <text:p text:style-name="Horizontal_20_Line"/>
      <text:h text:style-name="Heading_20_3" text:outline-level="3"><text:soft-page-break/>Nota final (clave)</text:h>
      <text:p text:style-name="Text_20_body">Si un capítulo:</text:p>
      <text:list xml:id="list2790112501" text:style-name="L26">
        <text:list-item>
          <text:p text:style-name="P26">no hace odiar al enemigo</text:p>
        </text:list-item>
        <text:list-item>
          <text:p text:style-name="P26">no obliga a Elara a pagar un precio</text:p>
        </text:list-item>
        <text:list-item>
          <text:p text:style-name="P26">no deja al lector incómodo</text:p>
        </text:list-item>
      </text:list>
      <text:p text:style-name="Text_20_body">entonces <text:span text:style-name="Strong_20_Emphasis">no pertenece a este viaje</text:span>.</text:p>
      <text:p text:style-name="Horizontal_20_Line"/>
      <text:p text:style-name="Text_20_body">Cuando quieras, podemos:</text:p>
      <text:list xml:id="list3559507054" text:style-name="L27">
        <text:list-item>
          <text:p text:style-name="P27">rellenar esta plantilla para <text:span text:style-name="Strong_20_Emphasis">un capítulo concreto</text:span></text:p>
        </text:list-item>
        <text:list-item>
          <text:p text:style-name="P27">diseñar <text:span text:style-name="Strong_20_Emphasis">la lista completa de objetos malditos</text:span></text:p>
        </text:list-item>
        <text:list-item>
          <text:p text:style-name="P27">o crear una <text:span text:style-name="Strong_20_Emphasis">tabla de progresión de la corrupción y el conocimiento</text:span></text:p>
        </text:list-item>
      </text:list>
      <text:p text:style-name="Text_20_body">Esta plantilla ya es una columna vertebral sólida.<text:line-break/>Ahora puedes construir sin miedo a perdert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7:32:37.490000000</meta:creation-date>
    <dc:date>2025-12-23T17:40:27.246000000</dc:date>
    <meta:editing-duration>PT7M50S</meta:editing-duration>
    <meta:editing-cycles>1</meta:editing-cycles>
    <meta:document-statistic meta:table-count="0" meta:image-count="0" meta:object-count="0" meta:page-count="5" meta:paragraph-count="99" meta:word-count="608" meta:character-count="3764" meta:non-whitespace-character-count="3301"/>
    <meta:generator>LibreOffice/7.3.5.2$Windows_X86_64 LibreOffice_project/184fe81b8c8c30d8b5082578aee2fed2ea847c01</meta:generator>
  </office:meta>
</office:document-meta>
</file>